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ca15" officeooo:paragraph-rsid="000bfff2"/>
    </style:style>
    <style:style style:name="P2" style:family="paragraph" style:parent-style-name="Standard" style:list-style-name="L1">
      <style:text-properties officeooo:rsid="000a7e46" officeooo:paragraph-rsid="000aedce"/>
    </style:style>
    <style:style style:name="P3" style:family="paragraph" style:parent-style-name="Standard" style:list-style-name="L1">
      <style:text-properties officeooo:rsid="000bfff2" officeooo:paragraph-rsid="000bfff2"/>
    </style:style>
    <style:style style:name="T1" style:family="text">
      <style:text-properties officeooo:rsid="000a7e46"/>
    </style:style>
    <style:style style:name="T2" style:family="text">
      <style:text-properties officeooo:rsid="000b411f"/>
    </style:style>
    <style:style style:name="T3" style:family="text">
      <style:text-properties officeooo:rsid="000bfff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07940414" text:style-name="L1">
        <text:list-item>
          <text:p text:style-name="P2">Virtual modeling <text:span text:style-name="T2">and prototyping a </text:span>human assembly process.</text:p>
        </text:list-item>
        <text:list-item>
          <text:p text:style-name="P1"><text:span text:style-name="T3">Automated e</text:span>xperimentation <text:span text:style-name="T3">in Virtual Reality </text:span></text:p>
        </text:list-item>
        <text:list-item>
          <text:p text:style-name="P1"><text:span text:style-name="T3">E</text:span>xperimenta<text:span text:style-name="T3">l data </text:span>reduction <text:span text:style-name="T3">using deep learning</text:span></text:p>
        </text:list-item>
        <text:list-item>
          <text:p text:style-name="P3">Human-in-the-loop Digital Twi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0T17:18:09.584313302</meta:creation-date>
    <dc:date>2022-05-31T06:12:20.020010178</dc:date>
    <meta:editing-duration>PT1H27M54S</meta:editing-duration>
    <meta:editing-cycles>5</meta:editing-cycles>
    <meta:generator>LibreOffice/7.3.3.2$Linux_X86_64 LibreOffice_project/30$Build-2</meta:generator>
    <meta:document-statistic meta:table-count="0" meta:image-count="0" meta:object-count="0" meta:page-count="1" meta:paragraph-count="4" meta:word-count="26" meta:character-count="188" meta:non-whitespace-character-count="169"/>
  </office:meta>
</office:document-meta>
</file>